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0EA6F6E8A0B36100AE09.png" manifest:media-type="image/png"/>
  <manifest:file-entry manifest:full-path="Pictures/10000201000002F10000022723CB0C3B137E5488.png" manifest:media-type="image/png"/>
  <manifest:file-entry manifest:full-path="Pictures/1000020100000252000001D6CD6CA9F9644005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1345b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98cm" svg:height="15.747cm" svg:x="4.089cm" svg:y="0.006cm">
          <draw:image xlink:href="Pictures/1000020100000252000001D6CD6CA9F9644005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21.502cm" svg:height="15.738cm" svg:x="2.874cm" svg:y="0.009cm" presentation:class="graphic" presentation:user-transformed="true">
          <draw:image xlink:href="Pictures/10000201000002F10000022723CB0C3B137E54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4" draw:text-style-name="P3" draw:layer="layout" svg:width="20.992cm" svg:height="15.747cm" svg:x="3.541cm" svg:y="0.006cm">
          <draw:image xlink:href="Pictures/100002010000138800000EA6F6E8A0B36100AE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4:27:58.559463492</meta:creation-date>
    <dc:date>2022-02-09T12:54:52.798998208</dc:date>
    <meta:editing-duration>PT48M21S</meta:editing-duration>
    <meta:editing-cycles>2</meta:editing-cycles>
    <meta:generator>LibreOffice/6.4.7.2$Linux_X86_64 LibreOffice_project/40$Build-2</meta:generator>
    <meta:document-statistic meta:object-count="30"/>
  </office:meta>
</office:document-meta>
</file>